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,"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"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 calcext:value-type="string">
            <text:p>C3</text:p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3:27:07.730381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 Graham</meta:initial-creator>
    <meta:creation-date>2019-10-19T07:47:23.644148305</meta:creation-date>
    <dc:date>2020-07-06T13:27:11.881404064</dc:date>
    <dc:creator>Chris Graham</dc:creator>
    <meta:editing-duration>PT3M56S</meta:editing-duration>
    <meta:editing-cycles>5</meta:editing-cycles>
    <meta:generator>LibreOffice/6.4.4.2$Linux_X86_64 LibreOffice_project/40$Build-2</meta:generator>
    <meta:document-statistic meta:table-count="1" meta:cell-count="11" meta:object-count="0"/>
  </office:meta>
</office:document-meta>
</file>